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p text:style-name="P3">_____________________________________________________________________</text:p>
      <text:h text:style-name="P1" text:outline-level="1">TF1.1 <text:line-break/>Registrera användare</text:h>
      <text:p text:style-name="P4">Ny användare kan registrera sig för användning av Springsidan.</text:p>
      <text:h text:style-name="P7" text:outline-level="3">Efterkrav</text:h>
      <text:p text:style-name="P4">Användaren kan logga in sig på sidan.</text:p>
      <text:h text:style-name="P7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1">Redirect till inloggningssida och bekräftelsemeddelande att registreringen lyckades. </text:p>
        </text:list-item>
      </text:list>
      <text:p text:style-name="P2">_____________________________________________________________________</text:p>
      <text:h text:style-name="P1" text:outline-level="1">TF1.2 <text:line-break/>Misslyckad registrering – inga uppgifter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>_____________________________________________________________________</text:p>
      <text:h text:style-name="P1" text:outline-level="1">TF1.3 <text:line-break/>Misslyckad registrering – ogiltig emailadress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2">_____________________________________________________________________</text:p>
      <text:h text:style-name="P1" text:outline-level="1"><text:soft-page-break/>TF1.4 <text:line-break/>Misslyckad registrering – ej matchade lösenord</text:h>
      <text:p text:style-name="P4">Syfte att en ny användare ej kan registrera sig utan båda lösenordsfälten är ifyllda och matchar varandra.</text:p>
      <text:h text:style-name="P7" text:outline-level="3">Efterkrav</text:h>
      <text:p text:style-name="P4">Användaren blev ej registrerad.</text:p>
      <text:h text:style-name="P7" text:outline-level="3">Scenario</text:h>
      <text:list xml:id="list1580690507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p text:style-name="P2">_____________________________________________________________________</text:p>
      <text:h text:style-name="P1" text:outline-level="1">TF2.1 <text:line-break/>Inloggning </text:h>
      <text:p text:style-name="P4">Syfte att användaren efter inloggning med rätt uppgifter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764725711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>_____________________________________________________________________</text:p>
      <text:h text:style-name="P1" text:outline-level="1">TF2.2 <text:line-break/>Inloggning – inga uppgifter</text:h>
      <text:p text:style-name="P4">Syfte att användaren efter inloggning utan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674969081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2">_____________________________________________________________________</text:p>
      <text:h text:style-name="P1" text:outline-level="1">TF2.3 <text:line-break/>Inloggning – fel uppgifter</text:h>
      <text:p text:style-name="P4">Syfte att användaren efter inloggning med fel uppgifter INTE blir inloggad.</text:p>
      <text:h text:style-name="P7" text:outline-level="3">Efterkrav</text:h>
      <text:p text:style-name="P4">Startsidan och felmeddelande.</text:p>
      <text:h text:style-name="P7" text:outline-level="3"><text:soft-page-break/>Scenario</text:h>
      <text:list xml:id="list1816292512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2">_____________________________________________________________________</text:p>
      <text:h text:style-name="P1" text:outline-level="1">TF3.1 <text:line-break/>Inloggad – via uppgifter - READ</text:h>
      <text:p text:style-name="P4">Syfte att användaren efter inloggning får se sin egen startsida.</text:p>
      <text:h text:style-name="P7" text:outline-level="3">Efterkrav</text:h>
      <text:p text:style-name="P4">Visning av rätt uppgifter på startsidan.</text:p>
      <text:h text:style-name="P7" text:outline-level="3">Scenario</text:h>
      <text:list xml:id="list567778678" text:continue-numbering="true" text:style-name="L3">
        <text:list-item>
          <text:p text:style-name="P13">Lyckad inloggning.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  <text:p text:style-name="P13">Visas i formatet, exempel:<text:line-break/>Datum<text:tab/> <text:s text:c="3"/>Typ <text:s/><text:tab/>Längd (km) <text:s/>Tid <text:s/><text:tab/>Snitt/km <text:s/>Kommentar <text:s/>Val</text:p>
          <text:p text:style-name="P13">140909 <text:s text:c="2"/>Gå <text:s text:c="11"/>5 <text:s/><text:tab/><text:tab/>39 min<text:tab/><text:tab/><text:tab/> <text:s text:c="4"/>Radera / Ändra<text:tab/></text:p>
          <text:p text:style-name="P13">140909 <text:s text:c="2"/>Jogg <text:s text:c="8"/>5<text:tab/><text:tab/>30 min<text:tab/><text:tab/><text:tab/> <text:s text:c="4"/>Radera / Ändra<text:tab/></text:p>
          <text:p text:style-name="P13">140909 <text:s text:c="2"/>Spring <text:s text:c="6"/>5<text:tab/><text:tab/>25 min <text:s text:c="36"/>Radera / Ändra<text:tab/></text:p>
          <text:p text:style-name="P13">140909 <text:s text:c="2"/>Intervall <text:s text:c="4"/>5<text:tab/><text:tab/>31 min<text:tab/> <text:s text:c="25"/>Radera / Ändra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statistik - READ</text:h>
      <text:p text:style-name="P4">Syfte att användaren kan visa statistik från sin startsida.</text:p>
      <text:h text:style-name="P7" text:outline-level="3">Efterkrav</text:h>
      <text:p text:style-name="P4">Visning av statistik.</text:p>
      <text:h text:style-name="P7" text:outline-level="3">Scenario</text:h>
      <text:list xml:id="list2005969124" text:continue-numbering="true" text:style-name="L3">
        <text:list-item>
          <text:p text:style-name="P13">Lyckad inloggning.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</text:list-item>
      </text:list>
      <text:p text:style-name="P5"/>
      <text:list xml:id="list1596864414" text:continue-numbering="true" text:style-name="L3">
        <text:list-item>
          <text:p text:style-name="P13">Klicka på Statistik</text:p>
        </text:list-item>
        <text:list-item>
          <text:p text:style-name="P13">Visas gör Total sträcka, total tid, total snittid/km för rubrikerna</text:p>
        </text:list-item>
        <text:list-item>
          <text:p text:style-name="P13">Denna vecka, Denna månad, Detta år.<text:tab/></text:p>
        </text:list-item>
      </text:list>
      <text:p text:style-name="P2"><text:soft-page-break/>_____________________________________________________________________</text:p>
      <text:h text:style-name="P1" text:outline-level="1">TF3.2 <text:line-break/>Inloggad – visa förfinad statistik - READ</text:h>
      <text:p text:style-name="P4">Syfte att användaren även kan visa förfinad statistik från statistiksidan.</text:p>
      <text:h text:style-name="P7" text:outline-level="3">Efterkrav</text:h>
      <text:p text:style-name="P4">Visning av förfinad statistik.</text:p>
      <text:h text:style-name="P7" text:outline-level="3">Scenario</text:h>
      <text:list xml:id="list2016641138" text:continue-numbering="true" text:style-name="L3">
        <text:list-item>
          <text:p text:style-name="P13">Visning av statistiksidan (se TF3.2)</text:p>
        </text:list-item>
        <text:list-item>
          <text:p text:style-name="P13">Allmän statistik visas (se TF3.2)</text:p>
        </text:list-item>
        <text:list-item>
          <text:p text:style-name="P13">Klicka på förfinad statistik för att filtrera på typ eller tidsperiod.</text:p>
        </text:list-item>
      </text:list>
      <text:p text:style-name="P2">_____________________________________________________________________</text:p>
      <text:h text:style-name="P1" text:outline-level="1">TF4.1 <text:line-break/>Inloggad – lägg till nytt träningspass - CREATE</text:h>
      <text:p text:style-name="P4">Syfte att användaren ska kunna registrera ett nytt träningspass.</text:p>
      <text:h text:style-name="P7" text:outline-level="3">Efterkrav</text:h>
      <text:p text:style-name="P4">Nytt träningspass väljs.</text:p>
      <text:h text:style-name="P7" text:outline-level="3">Scenario</text:h>
      <text:list xml:id="list572777364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Default dagens datum, ändringsbart)</text:p>
          <text:p text:style-name="P13">Typ – Dropdown, val gå, jogg, spring, intervall</text:p>
          <text:p text:style-name="P13">Längd(km) FÄLT (max 3 heltal) 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inmatning, meddelande om detta.</text:p>
        </text:list-item>
        <text:list-item>
          <text:p text:style-name="P13">Träningspass läggs till i listan. </text:p>
        </text:list-item>
        <text:list-item>
          <text:p text:style-name="P13">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5.1 <text:line-break/>Inloggad – ändra träningspass - UPDATE</text:h>
      <text:p text:style-name="P4">Syfte att användaren ska kunna änd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119538846" text:continue-numbering="true" text:style-name="L3">
        <text:list-item>
          <text:p text:style-name="P13">Från inloggad startsida, klicka på knappen ”ändra” bredvid valfritt träningspass i listan.</text:p>
        </text:list-item>
        <text:list-item>
          <text:p text:style-name="P13">Fälten visas med befintliga värden, men ändringsbara.<text:line-break/><text:soft-page-break/>Datum – ändringsbart.</text:p>
          <text:p text:style-name="P13">Typ – Dropdown, val gå, jogg, spring, intervall</text:p>
          <text:p text:style-name="P13">Längd(km) FÄLT (max 3 heltal) . NYTT FÄLT (max1 heltal)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ändring, meddelande om detta.</text:p>
        </text:list-item>
        <text:list-item>
          <text:p text:style-name="P13">Ändrat träningspass ses i listan.</text:p>
        </text:list-item>
        <text:list-item>
          <text:p text:style-name="P13">Ev nytt 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6.1 <text:line-break/>Inloggad –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1811746376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Bekräfta.</text:p>
        </text:list-item>
        <text:list-item>
          <text:p text:style-name="P13">Efter lyckad radering, meddelande om detta.</text:p>
        </text:list-item>
        <text:list-item>
          <text:p text:style-name="P13">Träningspasset är borttaget från listan.</text:p>
        </text:list-item>
      </text:list>
      <text:p text:style-name="P6">_____________________________________________________________________</text:p>
      <text:h text:style-name="P1" text:outline-level="1">TF6.1 <text:line-break/>Inloggad – avbryt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 inte.</text:p>
      <text:h text:style-name="P7" text:outline-level="3">Scenario</text:h>
      <text:list xml:id="list1470282218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Avbryt.</text:p>
        </text:list-item>
        <text:list-item>
          <text:p text:style-name="P13">Träningspasset är ej borttaget från listan.</text:p>
        </text:list-item>
      </text:list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14:45:07</dc:date>
    <meta:editing-duration>PT3H34M10S</meta:editing-duration>
    <meta:editing-cycles>63</meta:editing-cycles>
    <meta:document-statistic meta:table-count="0" meta:image-count="0" meta:object-count="0" meta:page-count="5" meta:paragraph-count="161" meta:word-count="960" meta:character-count="7224"/>
  </office:meta>
</office:document-meta>
</file>